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7056in" fo:margin-left="-0.009in" fo:margin-right="-0.0042in" table:align="margins"/>
    </style:style>
    <style:style style:name="Таблица1.A" style:family="table-column">
      <style:table-column-properties style:column-width="0.4806in" style:rel-column-width="4696*"/>
    </style:style>
    <style:style style:name="Таблица1.B" style:family="table-column">
      <style:table-column-properties style:column-width="1.0306in" style:rel-column-width="10071*"/>
    </style:style>
    <style:style style:name="Таблица1.C" style:family="table-column">
      <style:table-column-properties style:column-width="1.5569in" style:rel-column-width="15216*"/>
    </style:style>
    <style:style style:name="Таблица1.D" style:family="table-column">
      <style:table-column-properties style:column-width="1.3847in" style:rel-column-width="13533*"/>
    </style:style>
    <style:style style:name="Таблица1.E" style:family="table-column">
      <style:table-column-properties style:column-width="1.1215in" style:rel-column-width="10960*"/>
    </style:style>
    <style:style style:name="Таблица1.F" style:family="table-column">
      <style:table-column-properties style:column-width="1.1313in" style:rel-column-width="11059*"/>
    </style:style>
    <style:style style:name="Таблица1.1" style:family="table-row">
      <style:table-row-properties style:min-row-height="0.6757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382in" fo:border="0.05pt solid #000000"/>
    </style:style>
    <style:style style:name="Таблица1.2" style:family="table-row">
      <style:table-row-properties style:min-row-height="0.2813in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10e0fe" officeooo:paragraph-rsid="0010e0fe" style:font-size-asian="14pt" style:font-size-complex="14pt"/>
    </style:style>
    <style:style style:name="P4" style:family="paragraph" style:parent-style-name="Table_20_Contents">
      <style:text-properties fo:font-size="14pt" fo:language="ru" fo:country="RU" officeooo:rsid="0010e0fe" officeooo:paragraph-rsid="0010e0fe" style:font-size-asian="14pt" style:font-size-complex="14pt"/>
    </style:style>
    <style:style style:name="P5" style:family="paragraph" style:parent-style-name="Table_20_Contents">
      <style:text-properties fo:font-size="14pt" fo:language="ru" fo:country="RU" officeooo:rsid="00131d69" officeooo:paragraph-rsid="00131d69" style:font-size-asian="14pt" style:font-size-complex="14pt"/>
    </style:style>
    <style:style style:name="P6" style:family="paragraph" style:parent-style-name="Table_20_Contents">
      <style:text-properties fo:font-size="14pt" fo:language="ru" fo:country="RU" officeooo:rsid="0014a9c3" officeooo:paragraph-rsid="0014a9c3" style:font-size-asian="14pt" style:font-size-complex="14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officeooo:rsid="0010e0fe" officeooo:paragraph-rsid="0010e0f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officeooo:rsid="000a67d2" style:font-size-asian="14pt" style:font-size-complex="14pt"/>
    </style:style>
    <style:style style:name="T6" style:family="text">
      <style:text-properties fo:font-size="14pt" fo:language="ru" fo:country="RU" style:text-underline-style="solid" style:text-underline-width="auto" style:text-underline-color="font-color" officeooo:rsid="00131d69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a67d2"/>
    </style:style>
    <style:style style:name="T10" style:family="text">
      <style:text-properties style:text-underline-style="solid" style:text-underline-width="auto" style:text-underline-color="font-color" officeooo:rsid="001a3c54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beb86"/>
    </style:style>
    <style:style style:name="T13" style:family="text">
      <style:text-properties officeooo:rsid="000a67d2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solid" style:text-underline-width="auto" style:text-underline-color="font-color" officeooo:rsid="00131d69"/>
    </style:style>
    <style:style style:name="T16" style:family="text">
      <style:text-properties fo:language="ru" fo:country="RU" style:text-underline-style="solid" style:text-underline-width="auto" style:text-underline-color="font-color" officeooo:rsid="00166b80"/>
    </style:style>
    <style:style style:name="T17" style:family="text">
      <style:text-properties fo:language="ru" fo:country="RU" style:text-underline-style="solid" style:text-underline-width="auto" style:text-underline-color="font-color" officeooo:rsid="001a3c54"/>
    </style:style>
    <style:style style:name="T18" style:family="text">
      <style:text-properties fo:language="ru" fo:country="RU" officeooo:rsid="00166b80"/>
    </style:style>
    <style:style style:name="T19" style:family="text">
      <style:text-properties officeooo:rsid="00131d69"/>
    </style:style>
    <style:style style:name="T20" style:family="text">
      <style:text-properties fo:language="en" fo:country="US" officeooo:rsid="00166b80"/>
    </style:style>
    <style:style style:name="T21" style:family="text">
      <style:text-properties officeooo:rsid="001a3c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4"/></text:p>
      <text:p text:style-name="P7"><text:s text:c="45"/>АКТ</text:p>
      <text:p text:style-name="P7"><text:s text:c="10"/>проведения проверки стационарного индикатора</text:p>
      <text:p text:style-name="Standard"/>
      <text:p text:style-name="Standard"><text:s text:c="30"/><text:span text:style-name="T1"><text:s text:c="20"/></text:span><text:span text:style-name="T3">Подразделение</text:span><text:span text:style-name="T4"> <text:s/>ПУ "</text:span><text:span text:style-name="T6">Браславгаз</text:span><text:span text:style-name="T4">"</text:span><text:span text:style-name="T5"> <text:s text:c="5"/></text:span><text:span text:style-name="T4"><text:s text:c="15"/></text:span></text:p>
      <text:p text:style-name="P8"><text:s text:c="65"/>____________________________________</text:p>
      <text:p text:style-name="Standard"><text:span text:style-name="T3"><text:s text:c="65"/></text:span><text:span text:style-name="T7">наименование структурного подразделения (филиала)</text:span></text:p>
      <text:p text:style-name="Standard"/>
      <text:p text:style-name="P10"/>
      <text:p text:style-name="P10"/>
      <text:p text:style-name="P10"/>
      <text:p text:style-name="P8">1 Проверка работоспособности (срабатывания) стационарного И п<text:span text:style-name="T13">р</text:span>оизводилась</text:p>
      <text:p text:style-name="P8"><text:s text:c="3"/><text:span text:style-name="T8"><text:s text:c="57"/></text:span><text:span text:style-name="T16">1</text:span><text:span text:style-name="T8">.</text:span><text:span text:style-name="T16">4</text:span><text:span text:style-name="T8">% <text:s text:c="3"/>, <text:s text:c="2"/>2.50% <text:s text:c="49"/></text:span></text:p>
      <text:p text:style-name="P14"><text:span text:style-name="T3"><text:s text:c="19"/></text:span><text:span text:style-name="T7">образцовые СИ, контрольные газовоздушные смеси, контрольные СИ</text:span><text:span text:style-name="T3"> </text:span><text:span text:style-name="T1"><text:s/></text:span><text:span text:style-name="T2"><text:s/></text:span></text:p>
      <text:p text:style-name="P13"/>
      <text:p text:style-name="P12"/>
      <text:p text:style-name="P8">2 По результатам проверки установлено: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№</text:p>
            <text:p text:style-name="P1">п/п</text:p>
          </table:table-cell>
          <table:table-cell table:style-name="Таблица1.A1" office:value-type="string">
            <text:p text:style-name="P1"><text:s text:c="3"/>Дата</text:p>
            <text:p text:style-name="P1"><text:s/>п<text:span text:style-name="T13">р</text:span>оверки индикатора</text:p>
          </table:table-cell>
          <table:table-cell table:style-name="Таблица1.A1" office:value-type="string">
            <text:p text:style-name="P1">Место установки стационарного <text:s text:c="3"/>индикатора</text:p>
          </table:table-cell>
          <table:table-cell table:style-name="Таблица1.A1" office:value-type="string">
            <text:p text:style-name="P1">Тип индикатора</text:p>
          </table:table-cell>
          <table:table-cell table:style-name="Таблица1.A1" office:value-type="string">
            <text:p text:style-name="P1">Заводской номер</text:p>
          </table:table-cell>
          <table:table-cell table:style-name="Таблица1.F1" office:value-type="string">
            <text:p text:style-name="P1">Результаты проверки</text:p>
          </table:table-cell>
        </table:table-row>
        <table:table-row table:style-name="Таблица1.2"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2">5</text:p>
          </table:table-cell>
          <table:table-cell table:style-name="Таблица1.F2" office:value-type="string">
            <text:p text:style-name="P2">6</text:p>
          </table:table-cell>
        </table:table-row>
        <table:table-row>
          <table:table-cell table:style-name="Таблица1.A2" office:value-type="string">
            <text:p text:style-name="P3">1</text:p>
            <text:p text:style-name="P1"/>
            <text:p text:style-name="P1"/>
            <text:p text:style-name="P1"/>
            <text:p text:style-name="P1"/>
          </table:table-cell>
          <table:table-cell table:style-name="Таблица1.A2" office:value-type="string">
            <text:p text:style-name="P4">2<text:span text:style-name="T21">2</text:span>.<text:span text:style-name="T21">12</text:span>.<text:span text:style-name="T19">20</text:span></text:p>
          </table:table-cell>
          <table:table-cell table:style-name="Таблица1.A2" office:value-type="string">
            <text:p text:style-name="P6">Докшицкий РГС</text:p>
          </table:table-cell>
          <table:table-cell table:style-name="Таблица1.A2" office:value-type="string">
            <text:p text:style-name="P5">ФСТ-05КБ</text:p>
          </table:table-cell>
          <table:table-cell table:style-name="Таблица1.A2" office:value-type="string">
            <text:p text:style-name="P15">1<text:span text:style-name="T18">811199/</text:span><text:span text:style-name="T20">1811037</text:span></text:p>
          </table:table-cell>
          <table:table-cell table:style-name="Таблица1.F2" office:value-type="string">
            <text:p text:style-name="P1">Годен</text:p>
            <text:p text:style-name="P1"/>
          </table:table-cell>
        </table:table-row>
      </table:table>
      <text:p text:style-name="P8"/>
      <text:p text:style-name="P8"><text:s/>Должности и подписи лиц, производивших проверку:</text:p>
      <text:p text:style-name="P9"><text:s text:c="2"/><text:span text:style-name="T8">слесарь КИПиА </text:span><text:span text:style-name="T11"><text:s text:c="2"/></text:span><text:span text:style-name="T8"><text:s text:c="16"/></text:span><text:span text:style-name="T11"><text:s text:c="2"/></text:span><text:span text:style-name="T15">И</text:span><text:span text:style-name="T8">.</text:span><text:span text:style-name="T15">Т</text:span><text:span text:style-name="T9">.</text:span><text:span text:style-name="T15">Масляков</text:span><text:span text:style-name="T9"> <text:s text:c="6"/></text:span><text:span text:style-name="T11"><text:s text:c="2"/></text:span><text:span text:style-name="T8"><text:s/></text:span><text:span text:style-name="T14">2</text:span><text:span text:style-name="T17">2</text:span><text:span text:style-name="T14">.</text:span><text:span text:style-name="T17">12</text:span><text:span text:style-name="T14">.</text:span><text:span text:style-name="T15">20</text:span><text:span text:style-name="T8"> <text:s text:c="5"/></text:span></text:p>
      <text:p text:style-name="P9"><text:s text:c="8"/><text:span text:style-name="T7">должность <text:s text:c="16"/>подпись <text:s text:c="5"/>инициалы ,фамилия <text:s text:c="11"/>дата</text:span></text:p>
      <text:p text:style-name="P9"><text:s/><text:span text:style-name="T8"><text:s text:c="4"/>мастер <text:s text:c="11"/></text:span><text:span text:style-name="T11"><text:s text:c="2"/></text:span><text:span text:style-name="T8"><text:s text:c="16"/></text:span><text:span text:style-name="T11"><text:s text:c="4"/></text:span><text:span text:style-name="T15">Д.И. Генис <text:s text:c="12"/></text:span><text:span text:style-name="T11"><text:s/></text:span><text:span text:style-name="T8"><text:s/></text:span><text:span text:style-name="T14">2</text:span><text:span text:style-name="T17">2</text:span><text:span text:style-name="T14">.</text:span><text:span text:style-name="T17">12</text:span><text:span text:style-name="T14">.</text:span><text:span text:style-name="T15">20</text:span><text:span text:style-name="T8"> <text:s text:c="5"/></text:span></text:p>
      <text:p text:style-name="P9"><text:s text:c="8"/><text:span text:style-name="T7">должность <text:s text:c="15"/>подпись <text:s text:c="6"/>инициалы ,фамилия <text:s text:c="10"/>дата</text:span></text:p>
      <text:p text:style-name="P9"><text:span text:style-name="T7"><text:s/></text:span>_______________ <text:s/>________ <text:s/>_______________ <text:s/>_________ </text:p>
      <text:p text:style-name="P9"><text:s text:c="8"/><text:span text:style-name="T7">должность <text:s text:c="16"/>подпись <text:s text:c="7"/>инициалы ,фамилия <text:s text:c="9"/>дата</text:span></text:p>
      <text:p text:style-name="P11"/>
      <text:p text:style-name="P9">Один экзем<text:span text:style-name="T13">п</text:span>ляр акта передан в метрологическую службу (участок)</text:p>
      <text:p text:style-name="P9"/>
      <text:p text:style-name="P9">Руководитель метрологической</text:p>
      <text:p text:style-name="P9">службы (участка) <text:s text:c="27"/>________ <text:s text:c="3"/><text:span text:style-name="T8"><text:s/></text:span><text:span text:style-name="T10">А.А.Малюжанец</text:span><text:span text:style-name="T12"> </text:span><text:s text:c="3"/><text:span text:style-name="T8"><text:s/></text:span><text:span text:style-name="T14">2</text:span><text:span text:style-name="T17">2</text:span><text:span text:style-name="T14">.</text:span><text:span text:style-name="T17">12</text:span><text:span text:style-name="T14">.</text:span><text:span text:style-name="T15">20</text:span><text:span text:style-name="T8"> </text:span><text:s text:c="34"/><text:span text:style-name="T7"><text:s text:c="336"/></text:span></text:p>
      <text:p text:style-name="Standard"><text:span text:style-name="T3"><text:s text:c="2"/></text:span><text:span text:style-name="T7"><text:s text:c="75"/>подпись <text:s text:c="8"/>инициалы, фамилия <text:s text:c="14"/>дата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14:25:26</meta:creation-date>
    <dc:date>2020-12-21T14:47:25.730820630</dc:date>
    <meta:editing-duration>P6DT3H22M18S</meta:editing-duration>
    <meta:editing-cycles>23</meta:editing-cycles>
    <meta:generator>LibreOffice/6.1.5.2$Linux_X86_64 LibreOffice_project/10$Build-2</meta:generator>
    <meta:print-date>2020-12-21T14:44:29.091965734</meta:print-date>
    <meta:document-statistic meta:table-count="1" meta:image-count="0" meta:object-count="0" meta:page-count="1" meta:paragraph-count="41" meta:word-count="115" meta:character-count="2125" meta:non-whitespace-character-count="889"/>
    <meta:user-defined meta:name="Поле 1"/>
    <meta:user-defined meta:name="Поле 2"/>
    <meta:user-defined meta:name="Поле 3"/>
    <meta:user-defined meta:name="Поле 4"/>
  </office:meta>
</office:document-meta>
</file>